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maze" svg:font-family="Amaze"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261cm" table:align="center" style:writing-mode="lr-tb"/>
    </style:style>
    <style:style style:name="Tabla1.A" style:family="table-column">
      <style:table-column-properties style:column-width="2.341cm"/>
    </style:style>
    <style:style style:name="Tabla1.B" style:family="table-column">
      <style:table-column-properties style:column-width="6.909cm"/>
    </style:style>
    <style:style style:name="Tabla1.C" style:family="table-column">
      <style:table-column-properties style:column-width="6.011cm"/>
    </style:style>
    <style:style style:name="Tabla1.1" style:family="table-row">
      <style:table-row-properties style:keep-together="true"/>
    </style:style>
    <style:style style:name="Tabla1.A1" style:family="table-cell">
      <style:table-cell-properties style:vertical-align="middle" fo:padding="0.053cm" fo:border="none" style:writing-mode="lr-tb"/>
    </style:style>
    <style:style style:name="P1" style:family="paragraph" style:parent-style-name="Standard" style:master-page-name="First_20_Page">
      <style:paragraph-properties fo:margin-left="0cm" fo:margin-right="0cm" fo:text-align="justify" style:justify-single-word="false" fo:text-indent="1.251cm" style:auto-text-indent="false"/>
      <style:text-properties fo:language="es" fo:country="ES" style:text-underline-style="solid" style:text-underline-width="auto" style:text-underline-color="font-color" fo:font-weight="bold" style:font-weight-asian="bold"/>
    </style:style>
    <style:style style:name="P2" style:family="paragraph" style:parent-style-name="Heading_20_3">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style>
    <style:style style:name="P4" style:family="paragraph" style:parent-style-name="Standard">
      <style:text-properties fo:font-size="16pt" style:font-size-asian="16pt"/>
    </style:style>
    <style:style style:name="P5" style:family="paragraph" style:parent-style-name="Heading_20_4">
      <style:paragraph-properties fo:text-align="center" style:justify-single-word="false"/>
      <style:text-properties fo:font-size="20pt" fo:font-weight="bold" style:font-size-asian="20pt" style:font-weight-asian="bold" style:font-size-complex="20pt"/>
    </style:style>
    <style:style style:name="P6" style:family="paragraph" style:parent-style-name="Standard">
      <style:text-properties fo:font-size="26pt" fo:text-shadow="1pt 1pt" style:text-underline-style="solid" style:text-underline-width="auto" style:text-underline-color="font-color" fo:font-weight="bold" style:font-size-asian="26pt" style:font-weight-asian="bold"/>
    </style:style>
    <style:style style:name="P7" style:family="paragraph" style:parent-style-name="Heading_20_4">
      <style:paragraph-properties fo:margin-left="1.249cm" fo:margin-right="0cm" fo:text-indent="-1.249cm" style:auto-text-indent="false"/>
      <style:text-properties fo:font-size="26pt" fo:font-weight="bold" style:font-size-asian="26pt" style:font-weight-asian="bold"/>
    </style:style>
    <style:style style:name="P8" style:family="paragraph" style:parent-style-name="Heading_20_4">
      <style:paragraph-properties fo:text-align="center" style:justify-single-word="false"/>
      <style:text-properties fo:font-size="24pt" style:font-size-asian="24pt"/>
    </style:style>
    <style:style style:name="P9" style:family="paragraph" style:parent-style-name="Standard">
      <style:text-properties fo:language="es" fo:country="ES"/>
    </style:style>
    <style:style style:name="P10" style:family="paragraph" style:parent-style-name="Heading_20_4">
      <style:paragraph-properties fo:margin-left="1.249cm" fo:margin-right="0cm" fo:text-align="center" style:justify-single-word="false" fo:text-indent="-1.249cm" style:auto-text-indent="false"/>
      <style:text-properties fo:font-size="22pt" fo:font-weight="bold" style:font-size-asian="22pt" style:font-weight-asian="bold" style:font-size-complex="22pt"/>
    </style:style>
    <style:style style:name="P11" style:family="paragraph" style:parent-style-name="Standard">
      <style:paragraph-properties fo:text-align="center" style:justify-single-word="false"/>
      <style:text-properties style:font-name="Amaze" fo:font-size="24pt" style:text-underline-style="solid" style:text-underline-width="auto" style:text-underline-color="font-color" fo:font-weight="bold" style:font-size-asian="24pt" style:font-weight-asian="bold"/>
    </style:style>
    <style:style style:name="P12" style:family="paragraph" style:parent-style-name="Heading_20_4">
      <style:paragraph-properties fo:text-align="center" style:justify-single-word="false"/>
      <style:text-properties fo:font-size="18pt" style:font-size-asian="18pt" style:font-size-complex="18pt"/>
    </style:style>
    <style:style style:name="P13" style:family="paragraph" style:parent-style-name="Heading_20_2">
      <style:paragraph-properties fo:text-align="justify" style:justify-single-word="false">
        <style:tab-stops>
          <style:tab-stop style:position="14.605cm" style:type="right" style:leader-style="dotted" style:leader-text="."/>
        </style:tab-stops>
      </style:paragraph-properties>
    </style:style>
    <style:style style:name="P14" style:family="paragraph" style:parent-style-name="Heading_20_1">
      <style:paragraph-properties>
        <style:tab-stops>
          <style:tab-stop style:position="14.605cm" style:type="right" style:leader-style="dotted" style:leader-text="."/>
        </style:tab-stops>
      </style:paragraph-properties>
    </style:style>
    <style:style style:name="P15" style:family="paragraph" style:parent-style-name="Heading_20_2">
      <style:paragraph-properties fo:text-align="justify" style:justify-single-word="false">
        <style:tab-stops>
          <style:tab-stop style:position="14.605cm" style:type="right" style:leader-style="dotted" style:leader-text="."/>
        </style:tab-stops>
      </style:paragraph-properties>
      <style:text-properties fo:language="fr" fo:country="FR"/>
    </style:style>
    <style:style style:name="P16" style:family="paragraph" style:parent-style-name="Standard">
      <style:paragraph-properties fo:text-align="center" style:justify-single-word="false"/>
      <style:text-properties style:font-name="Amaze" fo:font-size="24pt" fo:language="es" fo:country="ES" fo:text-shadow="1pt 1pt" style:font-size-asian="24pt" style:font-size-complex="10pt"/>
    </style:style>
    <style:style style:name="P17" style:family="paragraph" style:parent-style-name="Standard">
      <style:paragraph-properties fo:text-align="center" style:justify-single-word="false"/>
      <style:text-properties style:font-name="Arial" fo:font-size="18pt" fo:language="es" fo:country="ES" style:font-size-asian="18pt" style:font-name-complex="Arial" style:font-size-complex="18pt"/>
    </style:style>
    <style:style style:name="P18" style:family="paragraph" style:parent-style-name="Standard">
      <style:paragraph-properties fo:break-before="page"/>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style:font-name="Arial" fo:font-size="10pt" style:text-underline-style="solid" style:text-underline-width="auto" style:text-underline-color="font-color" style:font-size-asian="10pt" style:font-name-complex="Arial" style:font-size-complex="10pt"/>
    </style:style>
    <style:style style:name="P21" style:family="paragraph" style:parent-style-name="Standard">
      <style:paragraph-properties fo:text-align="justify" style:justify-single-word="false"/>
      <style:text-properties style:font-name="Arial" fo:font-style="italic" fo:font-weight="bold" style:font-style-asian="italic" style:font-weight-asian="bold" style:font-name-complex="Arial"/>
    </style:style>
    <style:style style:name="P22"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23" style:family="paragraph" style:parent-style-name="Standard">
      <style:paragraph-properties fo:margin-left="0.635cm" fo:margin-right="0cm" fo:text-align="justify" style:justify-single-word="false" fo:text-indent="0cm" style:auto-text-indent="false"/>
      <style:text-properties style:font-name="Arial" fo:font-size="10pt" style:font-size-asian="10pt" style:font-name-complex="Arial" style:font-size-complex="10pt"/>
    </style:style>
    <style:style style:name="P24"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25" style:family="paragraph" style:parent-style-name="Standard">
      <style:paragraph-properties fo:margin-left="1.249cm" fo:margin-right="0cm" fo:text-align="justify" style:justify-single-word="false" fo:text-indent="0cm" style:auto-text-indent="false"/>
      <style:text-properties style:font-name="Arial" fo:font-size="10pt" style:font-size-asian="10pt" style:font-name-complex="Arial" style:font-size-complex="10pt"/>
    </style:style>
    <style:style style:name="P26" style:family="paragraph" style:parent-style-name="Standard">
      <style:paragraph-properties fo:margin-left="0.635cm" fo:margin-right="0cm" fo:text-align="justify" style:justify-single-word="false" fo:text-indent="0.614cm" style:auto-text-indent="false"/>
    </style:style>
    <style:style style:name="P27" style:family="paragraph" style:parent-style-name="Standard">
      <style:paragraph-properties fo:margin-left="1.249cm" fo:margin-right="0cm" fo:text-align="justify" style:justify-single-word="false" fo:text-indent="0cm" style:auto-text-indent="false"/>
    </style:style>
    <style:style style:name="P28" style:family="paragraph" style:parent-style-name="Standard">
      <style:paragraph-properties fo:margin-left="0.635cm" fo:margin-right="0cm" fo:text-align="justify" style:justify-single-word="false" fo:text-indent="0.614cm" style:auto-text-indent="false"/>
      <style:text-properties style:font-name="Arial" fo:font-size="10pt" fo:font-weight="bold" style:font-size-asian="10pt" style:font-weight-asian="bold" style:font-name-complex="Arial" style:font-size-complex="10pt"/>
    </style:style>
    <style:style style:name="P29" style:family="paragraph" style:parent-style-name="Standard" style:list-style-name="WW8Num2">
      <style:paragraph-properties fo:text-align="justify" style:justify-single-word="false"/>
    </style:style>
    <style:style style:name="P30" style:family="paragraph" style:parent-style-name="Standard">
      <style:paragraph-properties fo:margin-left="0.635cm" fo:margin-right="0cm" fo:text-align="justify" style:justify-single-word="false" fo:text-indent="0cm" style:auto-text-indent="false"/>
      <style:text-properties fo:color="#ff0000" style:font-name="Arial" fo:font-size="10pt" style:font-size-asian="10pt" style:font-name-complex="Arial" style:font-size-complex="10pt"/>
    </style:style>
    <style:style style:name="P31" style:family="paragraph" style:parent-style-name="Standard">
      <style:paragraph-properties fo:text-align="justify" style:justify-single-word="false"/>
      <style:text-properties style:font-name="Arial" fo:font-size="10pt" fo:font-style="italic" fo:font-weight="bold" style:font-size-asian="10pt" style:font-style-asian="italic" style:font-weight-asian="bold" style:font-name-complex="Arial" style:font-size-complex="10pt"/>
    </style:style>
    <style:style style:name="P32" style:family="paragraph" style:parent-style-name="Standard" style:list-style-name="WW8Num3">
      <style:paragraph-properties fo:text-align="justify" style:justify-single-word="false"/>
      <style:text-properties style:font-name="Arial" fo:font-size="10pt" style:font-size-asian="10pt" style:font-name-complex="Arial" style:font-size-complex="10pt"/>
    </style:style>
    <style:style style:name="P33" style:family="paragraph" style:parent-style-name="Standard">
      <style:paragraph-properties fo:margin-left="0.635cm" fo:margin-right="0cm" fo:text-align="justify" style:justify-single-word="false" fo:text-indent="0cm" style:auto-text-indent="false"/>
      <style:text-properties style:font-name="Arial" fo:font-size="10pt" style:text-underline-style="solid" style:text-underline-width="auto" style:text-underline-color="font-color" style:font-size-asian="10pt" style:font-name-complex="Arial" style:font-size-complex="10pt"/>
    </style:style>
    <style:style style:name="P34" style:family="paragraph" style:parent-style-name="Standard">
      <style:paragraph-properties fo:margin-left="0.635cm" fo:margin-right="0cm" fo:text-align="justify" style:justify-single-word="false" fo:text-indent="0cm" style:auto-text-indent="false"/>
    </style:style>
    <style:style style:name="P35" style:family="paragraph" style:parent-style-name="Standard" style:list-style-name="WW8Num1">
      <style:paragraph-properties fo:text-align="justify" style:justify-single-word="false"/>
    </style:style>
    <style:style style:name="P36" style:family="paragraph" style:parent-style-name="Standard">
      <style:paragraph-properties fo:text-align="justify" style:justify-single-word="false"/>
      <style:text-properties fo:font-size="10pt" style:font-size-asian="10pt" style:font-size-complex="10pt"/>
    </style:style>
    <style:style style:name="P37" style:family="paragraph" style:parent-style-name="Standard">
      <style:paragraph-properties fo:text-align="justify" style:justify-single-word="false" fo:break-before="page"/>
      <style:text-properties fo:font-size="10pt" style:font-size-asian="10pt" style:font-size-complex="10pt"/>
    </style:style>
    <style:style style:name="P38" style:family="paragraph" style:parent-style-name="Heading_20_2">
      <style:text-properties fo:font-size="10pt" fo:font-weight="bold" style:font-size-asian="10pt" style:font-weight-asian="bold" style:font-size-complex="10pt" style:font-weight-complex="bold"/>
    </style:style>
    <style:style style:name="P39" style:family="paragraph" style:parent-style-name="Standard">
      <style:text-properties style:font-name="Arial" style:font-name-complex="Arial"/>
    </style:style>
    <style:style style:name="P40" style:family="paragraph" style:parent-style-name="Heading_20_2">
      <style:text-properties fo:font-size="10pt" style:font-size-asian="10pt" style:font-size-complex="10pt"/>
    </style:style>
    <style:style style:name="P41" style:family="paragraph" style:parent-style-name="Heading_20_3">
      <style:text-properties fo:font-size="10pt" fo:font-weight="bold" style:font-size-asian="10pt" style:font-weight-asian="bold" style:font-size-complex="10pt" style:font-weight-complex="bold"/>
    </style:style>
    <style:style style:name="P42" style:family="paragraph" style:parent-style-name="Standard">
      <style:paragraph-properties fo:margin-left="1.27cm" fo:margin-right="0cm" fo:text-indent="-0.635cm" style:auto-text-indent="false">
        <style:tab-stops>
          <style:tab-stop style:position="0cm"/>
        </style:tab-stops>
      </style:paragraph-properties>
      <style:text-properties style:font-name="Arial" fo:font-size="10pt" style:font-size-asian="10pt" style:font-name-complex="Arial" style:font-size-complex="10pt"/>
    </style:style>
    <style:style style:name="P43" style:family="paragraph" style:parent-style-name="Standard">
      <style:paragraph-properties fo:margin-left="1.27cm" fo:margin-right="0cm" fo:text-indent="-0.635cm" style:auto-text-indent="false"/>
      <style:text-properties style:font-name="Arial" fo:font-size="10pt" style:font-size-asian="10pt" style:font-name-complex="Arial" style:font-size-complex="10pt"/>
    </style:style>
    <style:style style:name="P44" style:family="paragraph" style:parent-style-name="Standard">
      <style:paragraph-properties fo:margin-left="1.27cm" fo:margin-right="0cm" fo:text-indent="-0.635cm" style:auto-text-indent="false"/>
    </style:style>
    <style:style style:name="P45" style:family="paragraph" style:parent-style-name="Standard">
      <style:text-properties style:font-name="Arial" fo:font-size="10pt" style:font-size-asian="10pt" style:font-name-complex="Arial" style:font-size-complex="10pt"/>
    </style:style>
    <style:style style:name="P4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 style:font-size-complex="10pt"/>
    </style:style>
    <style:style style:name="P4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8" style:family="paragraph" style:parent-style-name="Heading_20_5">
      <style:text-properties fo:font-size="10pt" style:font-size-asian="10pt" style:font-size-complex="10pt"/>
    </style:style>
    <style:style style:name="P49" style:family="paragraph" style:parent-style-name="Standard">
      <style:text-properties style:font-name="Arial" fo:font-size="10pt" style:text-underline-style="solid" style:text-underline-width="auto" style:text-underline-color="font-color" style:font-size-asian="10pt" style:font-name-complex="Arial" style:font-size-complex="10pt"/>
    </style:style>
    <style:style style:name="P50" style:family="paragraph" style:parent-style-name="Standard">
      <style:text-properties style:font-name="Arial" fo:font-size="10pt" fo:language="en" fo:country="GB" style:font-size-asian="10pt" style:font-name-complex="Arial" style:font-size-complex="10pt"/>
    </style:style>
    <style:style style:name="P51" style:family="paragraph" style:parent-style-name="Standard">
      <style:paragraph-properties fo:margin-left="0cm" fo:margin-right="0cm" fo:text-indent="1.27cm" style:auto-text-indent="false"/>
      <style:text-properties style:font-name="Arial" fo:font-size="10pt" fo:language="en" fo:country="GB" style:font-size-asian="10pt" style:font-name-complex="Arial" style:font-size-complex="10pt"/>
    </style:style>
    <style:style style:name="P52"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53" style:family="paragraph" style:parent-style-name="Standard">
      <style:text-properties style:font-name="Arial" fo:font-size="10pt" fo:language="es" fo:country="ES" style:font-size-asian="10pt" style:font-name-complex="Arial" style:font-size-complex="10pt"/>
    </style:style>
    <style:style style:name="P54" style:family="paragraph" style:parent-style-name="Standard">
      <style:text-properties style:font-name="Arial" fo:font-size="10pt" fo:language="en" fo:country="GB" style:text-underline-style="solid" style:text-underline-width="auto" style:text-underline-color="font-color" style:font-size-asian="10pt" style:font-name-complex="Arial" style:font-size-complex="10pt"/>
    </style:style>
    <style:style style:name="P55" style:family="paragraph" style:parent-style-name="Standard">
      <style:text-properties style:font-name="Arial" fo:font-size="10pt" fo:language="en" fo:country="US" style:font-size-asian="10pt" style:font-name-complex="Arial" style:font-size-complex="10pt"/>
    </style:style>
    <style:style style:name="P56" style:family="paragraph" style:parent-style-name="Standard">
      <style:paragraph-properties fo:margin-left="0.25cm" fo:margin-right="0cm" fo:text-indent="0cm" style:auto-text-indent="false"/>
    </style:style>
    <style:style style:name="P57" style:family="paragraph" style:parent-style-name="Standard">
      <style:paragraph-properties fo:margin-left="0.25cm" fo:margin-right="0cm" fo:text-indent="0cm" style:auto-text-indent="false"/>
      <style:text-properties style:font-name="Arial" fo:font-size="10pt" style:font-size-asian="10pt" style:font-name-complex="Arial" style:font-size-complex="10pt"/>
    </style:style>
    <style:style style:name="P58" style:family="paragraph" style:parent-style-name="Standard">
      <style:paragraph-properties fo:margin-left="0.25cm" fo:margin-right="0cm" fo:text-indent="0cm" style:auto-text-indent="false"/>
      <style:text-properties style:font-name="Arial" fo:font-size="10pt" fo:font-weight="bold" style:font-size-asian="10pt" style:font-weight-asian="bold" style:font-name-complex="Arial" style:font-size-complex="10pt" style:font-weight-complex="bold"/>
    </style:style>
    <style:style style:name="P59"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weight-complex="bold"/>
    </style:style>
    <style:style style:name="P60" style:family="paragraph" style:parent-style-name="Standard">
      <style:paragraph-properties style:snap-to-layout-grid="false"/>
      <style:text-properties style:font-name="Arial" fo:font-size="10pt" style:font-size-asian="10pt" style:font-name-complex="Arial"/>
    </style:style>
    <style:style style:name="P61" style:family="paragraph" style:parent-style-name="HTML_20_con_20_formato_20_previo">
      <style:paragraph-properties style:snap-to-layout-grid="false"/>
      <style:text-properties style:font-name="Arial" fo:language="en" fo:country="GB" style:font-name-complex="Arial"/>
    </style:style>
    <style:style style:name="P62" style:family="paragraph" style:parent-style-name="HTML_20_con_20_formato_20_previo">
      <style:text-properties style:font-name="Arial" fo:language="en" fo:country="GB" style:font-name-complex="Arial"/>
    </style:style>
    <style:style style:name="P63" style:family="paragraph" style:parent-style-name="Normal_20__28_Web_29_">
      <style:paragraph-properties fo:margin-top="0cm" fo:margin-bottom="0cm"/>
      <style:text-properties style:font-name="Arial" fo:font-size="10pt" style:font-size-asian="10pt" style:font-name-complex="Arial"/>
    </style:style>
    <style:style style:name="P64" style:family="paragraph" style:parent-style-name="HTML_20_con_20_formato_20_previo">
      <style:text-properties style:font-name="Arial" fo:language="en" fo:country="US" style:font-name-complex="Arial"/>
    </style:style>
    <style:style style:name="P65" style:family="paragraph" style:parent-style-name="Standard">
      <style:text-properties style:font-name="Arial" fo:font-size="10pt" fo:language="en" fo:country="GB" style:font-size-asian="10pt" style:font-name-complex="Arial"/>
    </style:style>
    <style:style style:name="T1" style:family="text">
      <style:text-properties fo:font-weight="bold" style:font-weight-asian="bold"/>
    </style:style>
    <style:style style:name="T2" style:family="text">
      <style:text-properties fo:font-size="12pt" fo:language="fr" fo:country="FR" fo:font-weight="normal" style:letter-kerning="true" style:font-size-asian="12pt" style:font-weight-asian="normal" style:font-size-complex="12pt" style:font-weight-complex="normal"/>
    </style:style>
    <style:style style:name="T3" style:family="text">
      <style:text-properties fo:language="fr" fo:country="FR"/>
    </style:style>
    <style:style style:name="T4" style:family="text">
      <style:text-properties fo:font-size="12pt" fo:language="fr" fo:country="FR" style:letter-kerning="true" style:font-size-asian="12pt" style:font-size-complex="12pt" style:font-weight-complex="normal"/>
    </style:style>
    <style:style style:name="T5" style:family="text">
      <style:text-properties style:font-name="Arial" fo:font-size="10pt" fo:font-weight="bold" style:font-size-asian="10pt" style:font-weight-asian="bold" style:font-name-complex="Arial" style:font-size-complex="10pt"/>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fo:language="en" fo:country="US" style:font-size-asian="10pt" style:font-name-complex="Arial" style:font-size-complex="10pt"/>
    </style:style>
    <style:style style:name="T8" style:family="text">
      <style:text-properties style:font-name="Arial" fo:font-size="10pt" fo:language="en" fo:country="GB" style:font-size-asian="10pt" style:font-name-complex="Arial" style:font-size-complex="10pt"/>
    </style:style>
    <style:style style:name="T9" style:family="text">
      <style:text-properties style:font-name="Arial" fo:font-size="10pt" fo:language="es" fo:country="ES" style:font-size-asian="10pt" style:font-name-complex="Arial" style:font-size-complex="10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3"/>
      <text:h text:style-name="P2" text:outline-level="3">UNIVERSIDAD TECNOLÓGICA <text:s/>NACIONAL </text:h>
      <text:h text:style-name="P2" text:outline-level="3">FACULTAD REGIONAL SANTA FE</text:h>
      <text:p text:style-name="P3"/>
      <text:p text:style-name="P4"/>
      <text:p text:style-name="P4"/>
      <text:p text:style-name="P4"/>
      <text:h text:style-name="P5" text:outline-level="4">Ingeniería en Sistemas de Información</text:h>
      <text:p text:style-name="P6"/>
      <text:h text:style-name="P7" text:outline-level="4"/>
      <text:h text:style-name="P8" text:outline-level="4">Trabajo práctico</text:h>
      <text:p text:style-name="P9"/>
      <text:h text:style-name="P10" text:outline-level="4">Métodos Ágiles</text:h>
      <text:p text:style-name="P11"><text:line-break/></text:p>
      <text:p text:style-name="P11"/>
      <text:p text:style-name="P11"/>
      <text:p text:style-name="P11"/>
      <text:h text:style-name="P12" text:outline-level="4">Alumnos:</text:h>
      <text:p text:style-name="P9"/>
      <text:h text:style-name="P13" text:outline-level="2">Casado, María Laura<text:tab/> <text:span text:style-name="T1">laucasado@gmail.com</text:span></text:h>
      <text:h text:style-name="P13" text:outline-level="2"/>
      <text:h text:style-name="P13" text:outline-level="2">Conti, Juan José <text:tab/><text:span text:style-name="T1">jjconti@gnu.org</text:span></text:h>
      <text:h text:style-name="P14" text:outline-level="1"><text:span text:style-name="T2">Puccinelli, Cecilia<text:tab/></text:span><text:span text:style-name="T3"> </text:span><text:span text:style-name="T4">lapucho@gmail.com</text:span></text:h>
      <text:h text:style-name="P15" text:outline-level="2"/>
      <text:h text:style-name="P13" text:outline-level="2">Slaboch, Gonzalo<text:tab/> <text:span text:style-name="T1">gslaboch@gmail.com</text:span></text:h>
      <text:p text:style-name="P9"/>
      <text:p text:style-name="P16"/>
      <text:p text:style-name="P17">Año: 2006</text:p>
      <text:p text:style-name="P18"><text:span text:style-name="T5">Story Point</text:span><text:span text:style-name="T6">: 1 programador ideal, trabajando 10 hs por semana.</text:span></text:p>
      <text:p text:style-name="P19"><text:span text:style-name="T5">Velocidad de grupo: </text:span><text:span text:style-name="T6">2,25 story points</text:span></text:p>
      <text:p text:style-name="P20"/>
      <text:p text:style-name="P21">Historias</text:p>
      <text:p text:style-name="P22"/>
      <text:p text:style-name="P23"/>
      <text:list text:style-name="WW8Num2">
        <text:list-item>
          <text:p text:style-name="P24">El sistema deberá registrar los datos personales de los socios del club, al menos los siguientes: nombre, apellido, DNI, fecha de nacimiento, edad al momento de la afiliación y número de socio. También deberá permitir modificar los datos y dar de baja socios.</text:p>
        </text:list-item>
      </text:list>
      <text:p text:style-name="P25">Los socios pueden estar categorizados como menores (hasta los 13 años incluido), cadetes (entre 14 y 20 inclusive), mayores desde 21 años en adelante o vitalicios (que es una categoría de socio especial independiente de la edad y que sólo se da de baja al socio en caso de muerte).</text:p>
      <text:p text:style-name="P25">Cada socio tiene asignado una zona, y cada zona tiene asignada un cobrador.</text:p>
      <text:p text:style-name="P23"/>
      <text:p text:style-name="P26"><text:span text:style-name="T5">Estimación Cliente</text:span><text:span text:style-name="T6">: Alta. </text:span></text:p>
      <text:p text:style-name="P25"/>
      <text:p text:style-name="P26"><text:span text:style-name="T5">Riesgo</text:span><text:span text:style-name="T6">: Medio. </text:span></text:p>
      <text:p text:style-name="P25"/>
      <text:p text:style-name="P27"><text:span text:style-name="T5">Story Points</text:span><text:span text:style-name="T6">: 2</text:span></text:p>
      <text:p text:style-name="P25"/>
      <text:list text:style-name="WW8Num2" text:continue-numbering="true">
        <text:list-item>
          <text:p text:style-name="P24">El sistema deberá correr bajo entorno Windows WP o 98.</text:p>
        </text:list-item>
      </text:list>
      <text:p text:style-name="P28"/>
      <text:p text:style-name="P26"><text:span text:style-name="T5">Estimación Cliente</text:span><text:span text:style-name="T6">: Alta</text:span></text:p>
      <text:p text:style-name="P28"/>
      <text:p text:style-name="P27"><text:span text:style-name="T5">Riesgo</text:span><text:span text:style-name="T6">: Bajo</text:span></text:p>
      <text:p text:style-name="P25"/>
      <text:p text:style-name="P27"><text:span text:style-name="T5">Story Points</text:span><text:span text:style-name="T6">: 1/4</text:span></text:p>
      <text:p text:style-name="P23"/>
      <text:list text:style-name="WW8Num2" text:continue-numbering="true">
        <text:list-item>
          <text:p text:style-name="P29"><text:span text:style-name="T6">El sistema deberá permitir armar grupos familiares conformados por un titular y familiares. Cada grupo familiar tiene asignado una zona. El titular debe ser mayor de 21 años. Puede haber solo dos mayores en el grupo familiar.</text:span></text:p>
        </text:list-item>
      </text:list>
      <text:p text:style-name="P23"/>
      <text:p text:style-name="P26"><text:span text:style-name="T5">Estimación Cliente</text:span><text:span text:style-name="T6">: Alta</text:span></text:p>
      <text:p text:style-name="P28"/>
      <text:p text:style-name="P27"><text:span text:style-name="T5">Riesgo</text:span><text:span text:style-name="T6">: Medio</text:span></text:p>
      <text:p text:style-name="P25"/>
      <text:p text:style-name="P27"><text:span text:style-name="T5">Story Points</text:span><text:span text:style-name="T6">: 1,5</text:span></text:p>
      <text:p text:style-name="P22"/>
      <text:p text:style-name="P22"/>
      <text:list text:style-name="WW8Num2" text:continue-numbering="true">
        <text:list-item>
          <text:p text:style-name="P24">Los cambios de categorías de socios deberán ser automáticos. Cuando un hijo alcance la mayoría de edad debe ser quitado del grupo familiar automáticamente y se le debe dar de alta como socio en la categoría correspondiente.</text:p>
        </text:list-item>
      </text:list>
      <text:p text:style-name="P23"/>
      <text:p text:style-name="P26"><text:span text:style-name="T5">Estimación Cliente</text:span><text:span text:style-name="T6">: Medio</text:span></text:p>
      <text:p text:style-name="P28"/>
      <text:p text:style-name="P27"><text:span text:style-name="T5">Riesgo</text:span><text:span text:style-name="T6">: Alto</text:span></text:p>
      <text:p text:style-name="P25"/>
      <text:p text:style-name="P27"><text:span text:style-name="T5">Story Points</text:span><text:span text:style-name="T6">: 1</text:span></text:p>
      <text:p text:style-name="P23"/>
      <text:list text:style-name="WW8Num2" text:continue-numbering="true">
        <text:list-item>
          <text:p text:style-name="P24">El sistema debe permitir crear y unificar zonas y reasignar cobradores.</text:p>
        </text:list-item>
      </text:list>
      <text:p text:style-name="P28"/>
      <text:p text:style-name="P26"><text:span text:style-name="T5">Estimación Cliente</text:span><text:span text:style-name="T6">: Media</text:span></text:p>
      <text:p text:style-name="P28"/>
      <text:p text:style-name="P27"><text:span text:style-name="T5">Riesgo</text:span><text:span text:style-name="T6">: Bajo</text:span></text:p>
      <text:p text:style-name="P25"/>
      <text:p text:style-name="P27"><text:span text:style-name="T5">Story Points</text:span><text:span text:style-name="T6">: 1</text:span></text:p>
      <text:p text:style-name="P25"/>
      <text:p text:style-name="P25"/>
      <text:list text:style-name="WW8Num2" text:continue-numbering="true">
        <text:list-item>
          <text:p text:style-name="P24">El sistema debe ser capaz de liquidar los recibos con la cuota societaria que tendrá valores distintos para el grupo familiar, menores, cadetes y mayores. Los socios vitalicios no pagan cuota. La cuota es mensual y en el recibo debe estar claro año y mes de pago. </text:p>
        </text:list-item>
      </text:list>
      <text:p text:style-name="P27"><text:span text:style-name="T6">A los socios que deban un solo mes se les </text:span><text:span text:style-name="T5">enviará</text:span><text:span text:style-name="T6"> la cuota actual y la del mes adeudado. A los que deban más de una cuota no se les </text:span><text:span text:style-name="T5">enviará</text:span><text:span text:style-name="T6"> recibo a su casa</text:span></text:p>
      <text:p text:style-name="P28"/>
      <text:p text:style-name="P26"><text:span text:style-name="T5">Estimación Cliente</text:span><text:span text:style-name="T6">: Alta</text:span></text:p>
      <text:p text:style-name="P28"/>
      <text:p text:style-name="P27"><text:span text:style-name="T5">Riesgo</text:span><text:span text:style-name="T6">: Medio</text:span></text:p>
      <text:p text:style-name="P25"/>
      <text:p text:style-name="P27"><text:span text:style-name="T5">Story Points</text:span><text:span text:style-name="T6">: 1 </text:span></text:p>
      <text:p text:style-name="P25"/>
      <text:list text:style-name="WW8Num2" text:continue-numbering="true">
        <text:list-item>
          <text:p text:style-name="P24">Los recibos deberán imprimirse ordenados por zonas.</text:p>
        </text:list-item>
      </text:list>
      <text:p text:style-name="P23"/>
      <text:p text:style-name="P26"><text:span text:style-name="T5">Estimación Cliente</text:span><text:span text:style-name="T6">: Alta</text:span></text:p>
      <text:p text:style-name="P28"/>
      <text:p text:style-name="P27"><text:span text:style-name="T5">Riesgo</text:span><text:span text:style-name="T6">: Alto</text:span></text:p>
      <text:p text:style-name="P25"/>
      <text:p text:style-name="P27"><text:span text:style-name="T5">Story Points</text:span><text:span text:style-name="T6">: 1</text:span></text:p>
      <text:p text:style-name="P25"/>
      <text:list text:style-name="WW8Num2" text:continue-numbering="true">
        <text:list-item>
          <text:p text:style-name="P24">La emisión de recibo debe acompañarse por un padrón por zona donde se detallen los recibos emitidos para esa zona para ese año y mes.</text:p>
        </text:list-item>
      </text:list>
      <text:p text:style-name="P28"/>
      <text:p text:style-name="P26"><text:span text:style-name="T5">Estimación Cliente</text:span><text:span text:style-name="T6">: Media</text:span></text:p>
      <text:p text:style-name="P28"/>
      <text:p text:style-name="P27"><text:span text:style-name="T5">Riesgo</text:span><text:span text:style-name="T6">: Medio</text:span></text:p>
      <text:p text:style-name="P25"/>
      <text:p text:style-name="P27"><text:span text:style-name="T5">Story Points</text:span><text:span text:style-name="T6">: 1</text:span></text:p>
      <text:p text:style-name="P25"/>
      <text:p text:style-name="P25"/>
      <text:list text:style-name="WW8Num2" text:continue-numbering="true">
        <text:list-item>
          <text:p text:style-name="P24">Cuando los cobradores entreguen los recibos y el dinero el sistema deberá registrar los recibos devueltos y acreditar el pago de los no devueltos. Además deberá controlar que el dinero entregado por el cobrador corresponda al total de recibos no devueltos.</text:p>
        </text:list-item>
      </text:list>
      <text:p text:style-name="P23"/>
      <text:p text:style-name="P26"><text:span text:style-name="T5">Estimación Cliente</text:span><text:span text:style-name="T6">: Alto</text:span></text:p>
      <text:p text:style-name="P28"/>
      <text:p text:style-name="P27"><text:span text:style-name="T5">Riesgo</text:span><text:span text:style-name="T6">: Bajo</text:span></text:p>
      <text:p text:style-name="P25"/>
      <text:p text:style-name="P27"><text:span text:style-name="T5">Story Points</text:span><text:span text:style-name="T6">: 3/4</text:span></text:p>
      <text:p text:style-name="P25"/>
      <text:p text:style-name="P25"/>
      <text:list text:style-name="WW8Num2" text:continue-numbering="true">
        <text:list-item>
          <text:p text:style-name="P24"><text:s/>El sistema deberá prever la posibilidad de cargar manualmente los pagos en caso que el socio se presente con el recibo pagado y la cuota aparezca impaga en el estado de cuenta.</text:p>
        </text:list-item>
      </text:list>
      <text:p text:style-name="P22"/>
      <text:p text:style-name="P26"><text:span text:style-name="T5">Estimación Cliente</text:span><text:span text:style-name="T6">: Medio</text:span></text:p>
      <text:p text:style-name="P28"/>
      <text:p text:style-name="P27"><text:span text:style-name="T5">Riesgo</text:span><text:span text:style-name="T6">: Bajo</text:span></text:p>
      <text:p text:style-name="P25"/>
      <text:p text:style-name="P27"><text:span text:style-name="T5">Story Points</text:span><text:span text:style-name="T6">: ½</text:span></text:p>
      <text:p text:style-name="P22"/>
      <text:p text:style-name="P25"/>
      <text:list text:style-name="WW8Num2" text:continue-numbering="true">
        <text:list-item>
          <text:p text:style-name="P24">El sistema deberá permitir obtener un estado de cuenta del cliente y liquidarle los recibos impagos (al precio del mes en curso).</text:p>
        </text:list-item>
      </text:list>
      <text:p text:style-name="P25">Los socios podrán pagar en el club aún cuando se hayan llevado los recibos los cobradores.</text:p>
      <text:p text:style-name="P23"/>
      <text:p text:style-name="P26"><text:span text:style-name="T5">Estimación Cliente</text:span><text:span text:style-name="T6">: Alta</text:span></text:p>
      <text:p text:style-name="P28"/>
      <text:p text:style-name="P27"><text:span text:style-name="T5">Riesgo</text:span><text:span text:style-name="T6">: Medio</text:span></text:p>
      <text:p text:style-name="P25"/>
      <text:p text:style-name="P27"><text:span text:style-name="T5">Story Points</text:span><text:span text:style-name="T6">: 1,5</text:span></text:p>
      <text:p text:style-name="P22"/>
      <text:list text:style-name="WW8Num2" text:continue-numbering="true">
        <text:list-item>
          <text:p text:style-name="P24"><text:s/>Diariamente el sistema deberá listar los movimientos en la caja para los pagos hechos en el club. Este listado podrá repetirse en forma detallada o resumen (total diario) para un período arbitrario ingresado por el usuario.</text:p>
        </text:list-item>
      </text:list>
      <text:p text:style-name="P22"/>
      <text:p text:style-name="P26"><text:span text:style-name="T5">Estimación Cliente</text:span><text:span text:style-name="T6">: Baja</text:span></text:p>
      <text:p text:style-name="P28"/>
      <text:p text:style-name="P27"><text:span text:style-name="T5">Riesgo</text:span><text:span text:style-name="T6">: Medio</text:span></text:p>
      <text:p text:style-name="P25"/>
      <text:p text:style-name="P27"><text:span text:style-name="T5">Story Points</text:span><text:span text:style-name="T6">: 1</text:span></text:p>
      <text:p text:style-name="P25"/>
      <text:list text:style-name="WW8Num2" text:continue-numbering="true">
        <text:list-item>
          <text:p text:style-name="P24"><text:s/>El sistema deberá permitir consultar los datos y el estado del cliente. Un cliente moroso (debe más de una cuota) no tendrá permitido utilizar las instalaciones societarias.</text:p>
        </text:list-item>
      </text:list>
      <text:p text:style-name="P23"/>
      <text:p text:style-name="P26"><text:span text:style-name="T5">Estimación Cliente</text:span><text:span text:style-name="T6">: Bajo</text:span></text:p>
      <text:p text:style-name="P28"/>
      <text:p text:style-name="P27"><text:span text:style-name="T5">Riesgo</text:span><text:span text:style-name="T6">: Bajo</text:span></text:p>
      <text:p text:style-name="P25"/>
      <text:p text:style-name="P27"><text:span text:style-name="T5">Story Points</text:span><text:span text:style-name="T6">: 1/2</text:span></text:p>
      <text:p text:style-name="P25"/>
      <text:list text:style-name="WW8Num2" text:continue-numbering="true">
        <text:list-item>
          <text:p text:style-name="P24">En caso de doble pago (el socio abonó en su casa y en el club el mismo mes) el sistema deberá acreditarle el mes próximo siguiente y no enviarle ese recibo a su casa.</text:p>
        </text:list-item>
      </text:list>
      <text:p text:style-name="P30"/>
      <text:p text:style-name="P26"><text:span text:style-name="T5">Estimación Cliente</text:span><text:span text:style-name="T6">: Medio</text:span></text:p>
      <text:p text:style-name="P28"/>
      <text:p text:style-name="P27"><text:span text:style-name="T5">Riesgo</text:span><text:span text:style-name="T6">: Bajo</text:span></text:p>
      <text:p text:style-name="P25"/>
      <text:p text:style-name="P27"><text:span text:style-name="T5">Story Points</text:span><text:span text:style-name="T6">: 1</text:span></text:p>
      <text:p text:style-name="P22"/>
      <text:list text:style-name="WW8Num2" text:continue-numbering="true">
        <text:list-item>
          <text:p text:style-name="P24">El sistema deberá permitir listar por impresora los socios morosos ordenados alfabéticamente.</text:p>
        </text:list-item>
      </text:list>
      <text:p text:style-name="P23"/>
      <text:p text:style-name="P26"><text:span text:style-name="T5">Estimación Cliente</text:span><text:span text:style-name="T6">: Bajo</text:span></text:p>
      <text:p text:style-name="P28"/>
      <text:p text:style-name="P27"><text:span text:style-name="T5">Riesgo</text:span><text:span text:style-name="T6">: Medio</text:span></text:p>
      <text:p text:style-name="P25"/>
      <text:p text:style-name="P27"><text:span text:style-name="T5">Story Points</text:span><text:span text:style-name="T6">: 1</text:span></text:p>
      <text:p text:style-name="P25"/>
      <text:p text:style-name="P25"/>
      <text:list text:style-name="WW8Num2" text:continue-numbering="true">
        <text:list-item>
          <text:p text:style-name="P24">Los socios que deban más de 12 cuotas serán dados de baja y se les solicitará reinscribirse en el club en caso de querer utilizar las instalaciones nuevamente.</text:p>
        </text:list-item>
      </text:list>
      <text:p text:style-name="P22"/>
      <text:p text:style-name="P26"><text:span text:style-name="T5">Estimación Cliente</text:span><text:span text:style-name="T6">: Baja</text:span></text:p>
      <text:p text:style-name="P28"/>
      <text:p text:style-name="P27"><text:span text:style-name="T5">Riesgo</text:span><text:span text:style-name="T6">: Bajo</text:span></text:p>
      <text:p text:style-name="P25"/>
      <text:p text:style-name="P27"><text:span text:style-name="T5">Story Points</text:span><text:span text:style-name="T6">: 1/2</text:span></text:p>
      <text:p text:style-name="P25"/>
      <text:list text:style-name="WW8Num2" text:continue-numbering="true">
        <text:list-item>
          <text:p text:style-name="P24"><text:s/>El sistema deberá permitir imprimir el carné de socio.</text:p>
        </text:list-item>
      </text:list>
      <text:p text:style-name="P23"/>
      <text:p text:style-name="P26"><text:span text:style-name="T5">Estimación Cliente</text:span><text:span text:style-name="T6">: Baja</text:span></text:p>
      <text:p text:style-name="P28"/>
      <text:p text:style-name="P27"><text:span text:style-name="T5">Riesgo</text:span><text:span text:style-name="T6">: Alto</text:span></text:p>
      <text:p text:style-name="P25"/>
      <text:p text:style-name="P27"><text:span text:style-name="T5">Story Points</text:span><text:span text:style-name="T6">: 2</text:span></text:p>
      <text:p text:style-name="P31"/>
      <text:p text:style-name="P31"/>
      <text:p text:style-name="P31"/>
      <text:p text:style-name="P21">Historias seleccionadas para la primera iteración</text:p>
      <text:p text:style-name="P21"/>
      <text:list text:style-name="WW8Num3">
        <text:list-item>
          <text:p text:style-name="P32">Historia 1 ( 2 SP )</text:p>
        </text:list-item>
        <text:list-item>
          <text:p text:style-name="P32">Historia 2 ( 0,25 SP )</text:p>
        </text:list-item>
        <text:list-item>
          <text:p text:style-name="P32">Historia 3 ( 1,5 SP )</text:p>
        </text:list-item>
        <text:list-item>
          <text:p text:style-name="P32">Historia 6 ( 1 SP )</text:p>
        </text:list-item>
        <text:list-item>
          <text:p text:style-name="P32">Historia 7 ( 1 SP )</text:p>
        </text:list-item>
        <text:list-item>
          <text:p text:style-name="P32">Historia 9 ( 0,75 SP )</text:p>
        </text:list-item>
      </text:list>
      <text:p text:style-name="P33"/>
      <text:p text:style-name="P34"><text:span text:style-name="T6">Total: 6,5 SP</text:span></text:p>
      <text:p text:style-name="P23">Tiempo Estimado para el grupo: 3 semanas</text:p>
      <text:p text:style-name="P22"/>
      <text:p text:style-name="P22">Seleccionamos las historias que le brindan al sistema la funcionalidad más importante o indispensable, para que se pueda poner en producción, de acuerdo a la estimación del cliente, a nuestra estimación del riesgo y de los Story Points.</text:p>
      <text:p text:style-name="P19"><text:span text:style-name="T6">Consideramos que el ABM de clientes, grupos familiares, liquidación, rendición e impresión de recibos, son indispensables para un club que recién inicia, ya que no hay socios previamente cargados.</text:span></text:p>
      <text:p text:style-name="P22"/>
      <text:p text:style-name="P21">Tareas</text:p>
      <text:p text:style-name="P22"/>
      <text:list text:style-name="WW8Num1">
        <text:list-item>
          <text:p text:style-name="P35"><text:span text:style-name="T6">Instalación y configuración del entorno de desarrollo y plugins. (30 min)</text:span></text:p>
        </text:list-item>
        <text:list-item>
          <text:p text:style-name="P35"><text:span text:style-name="T6">Instalar el motor de base de datos y los programas para su administración. (1 hora)</text:span></text:p>
        </text:list-item>
        <text:list-item>
          <text:p text:style-name="P35"><text:span text:style-name="T6">Definir la base de datos para esta versión y datos iniciales. (1:30 hs)</text:span></text:p>
        </text:list-item>
        <text:list-item>
          <text:p text:style-name="P35"><text:span text:style-name="T6">Crear la/s interfaz/ces para el ABM de socios. (9 hs)</text:span></text:p>
        </text:list-item>
        <text:list-item>
          <text:p text:style-name="P35"><text:span text:style-name="T6">Realizar validaciones para el ABM de socios. (4:30 hs)</text:span></text:p>
        </text:list-item>
        <text:list-item>
          <text:p text:style-name="P35"><text:span text:style-name="T6">ABM de socios. (4:30 hs)</text:span></text:p>
        </text:list-item>
        <text:list-item>
          <text:p text:style-name="P35"><text:span text:style-name="T6">Crear la interfaz/ces para el AMB de grupos familiares. (6 hs)</text:span></text:p>
        </text:list-item>
        <text:list-item>
          <text:p text:style-name="P35"><text:span text:style-name="T6">Realizar validaciones para el ABM de grupos familiares. (2:30 hs)</text:span></text:p>
        </text:list-item>
        <text:list-item>
          <text:p text:style-name="P35"><text:span text:style-name="T6">ABM de grupos familiares. (6:30 hs)</text:span></text:p>
        </text:list-item>
        <text:list-item>
          <text:p text:style-name="P35"><text:span text:style-name="T6">Hacer la liquidación. (8 hs)</text:span></text:p>
        </text:list-item>
        <text:list-item>
          <text:p text:style-name="P35"><text:span text:style-name="T6">Definir el formato del recibo (30 min)</text:span></text:p>
        </text:list-item>
        <text:list-item>
          <text:p text:style-name="P35"><text:span text:style-name="T6">Permitir la impresión de los recibos ordenados por zona. (6:30 hs)</text:span></text:p>
        </text:list-item>
        <text:list-item>
          <text:p text:style-name="P35"><text:span text:style-name="T6">Crear interfaz de registro de recibos devueltos y no devueltos. (3 hs)</text:span></text:p>
        </text:list-item>
        <text:list-item>
          <text:p text:style-name="P35"><text:span text:style-name="T6">Acreditar el pago de los recibos no devueltos y verificar que el total de recibos no devueltos corresponda al dinero entregado por un cobrador para una zona dada. (3:30 hs)</text:span></text:p>
        </text:list-item>
      </text:list>
      <text:p text:style-name="P22"/>
      <text:p text:style-name="P22">Seleccionamos las tareas de forma que puedan ser realizadas por una pareja, en uno o dos días de trabajo. Además, buscamos poder avanzar en paralelo sobre la misma historia, por ejemplo, trabajando en las interfaces y en la lógica al mismo tiempo, dos parejas. </text:p>
      <text:p text:style-name="P36"/>
      <text:p text:style-name="P37"/>
      <text:p text:style-name="P21">Estándares de Programación</text:p>
      <text:p text:style-name="P22"/>
      <text:h text:style-name="P38" text:outline-level="2">Identación</text:h>
      <text:p text:style-name="P39"/>
      <text:h text:style-name="P40" text:outline-level="2">La unidad de identación es el tab (8 espacios).</text:h>
      <text:p text:style-name="P39"/>
      <text:h text:style-name="P41" text:outline-level="3">Ruptura de Líneas</text:h>
      <text:p text:style-name="P39"/>
      <text:p text:style-name="Standard"><text:span text:style-name="T6">Cuando una expresión no entre en una sola línea, se debe romper de acuerdo a estos principios generales: </text:span></text:p>
      <text:p text:style-name="P42">·<text:tab/>Romper después de una coma.</text:p>
      <text:p text:style-name="P43">·<text:tab/>Romper antes de un operador</text:p>
      <text:p text:style-name="P44"><text:span text:style-name="T6">·<text:tab/>Alinear la nueva línea un tab más adentro del principio de la expresión de la línea anterior.</text:span></text:p>
      <text:p text:style-name="P43"/>
      <text:p text:style-name="P45">Ejemplos de rupturas de llamadas a métodos:</text:p>
      <text:p text:style-name="P45"/>
      <text:p text:style-name="P46">someMethod(longExpression1, longExpression2, longExpression3, </text:p>
      <text:p text:style-name="P47"><text:span text:style-name="T6"><text:tab/>longExpression4, longExpression5);</text:span></text:p>
      <text:p text:style-name="P46"><text:s/></text:p>
      <text:p text:style-name="P45"/>
      <text:h text:style-name="P48" text:outline-level="5">Comentarios</text:h>
      <text:p text:style-name="P45"/>
      <text:p text:style-name="P45">Los comentarios deberían usarse para una introducción del código y proporcionar información adicional que no está disponible en el propio código. Los comentarios sólo deberían tener información que sea relevante para leer y entender el programa. Por ejemplo, información sobre como está construido el paquete correspondiente o en qué directorio reside no debería ser incluida como comentarios.</text:p>
      <text:p text:style-name="P45"/>
      <text:p text:style-name="P49">Comentarios de final de línea</text:p>
      <text:p text:style-name="P45"/>
      <text:p text:style-name="Standard"><text:span text:style-name="T6">Los comentarios muy cortos pueden aparecer en la misma línea que el código que describen, pero deberían separarse lo suficiente de las sentencias. Si aparece más de un comentario en el mismo trozo de código, deberían estar identados a la misma altura. </text:span><text:span text:style-name="T7">Ejemplo</text:span><text:span text:style-name="T8">:</text:span></text:p>
      <text:p text:style-name="P50"/>
      <text:p text:style-name="P50">if (a == 2) {</text:p>
      <text:p text:style-name="P51">return TRUE; <text:tab/><text:tab/><text:tab/>// special case </text:p>
      <text:p text:style-name="P50">} else {</text:p>
      <text:p text:style-name="P51">return isPrime(a); <text:tab/><text:tab/>// works only for odd a </text:p>
      <text:p text:style-name="P45">}</text:p>
      <text:p text:style-name="P45"/>
      <text:p text:style-name="P45">El delimitador de comentario // puede comentar una línea completa o una línea parcial. No debería usarse en líneas consecutivas para comentar texto; sin embargo, si puede usarse en líneas consecutivas para comentar secciones de código. </text:p>
      <text:p text:style-name="P45"/>
      <text:p text:style-name="P52">Declaraciones</text:p>
      <text:p text:style-name="P45"/>
      <text:p text:style-name="P49">Número de declaraciones por línea</text:p>
      <text:p text:style-name="P45"/>
      <text:p text:style-name="Standard"><text:span text:style-name="T6">Se recomienda una declaración por línea ya que mejora los comentarios. </text:span><text:span text:style-name="T8">En otras palabras:</text:span></text:p>
      <text:p text:style-name="P50"/>
      <text:p text:style-name="P50">int level; <text:tab/>// indentation level</text:p>
      <text:p text:style-name="P50">int size; <text:tab/>// size of table</text:p>
      <text:p text:style-name="P50"/>
      <text:p text:style-name="P45">se prefiere sobre:</text:p>
      <text:p text:style-name="P45"/>
      <text:p text:style-name="P45">int level, size;</text:p>
      <text:p text:style-name="P45"/>
      <text:p text:style-name="P45">No debemos poner diferentes tipos en la misma línea. Por ejemplo:</text:p>
      <text:p text:style-name="P45"/>
      <text:p text:style-name="P45">int foo, fooarray[]; //INCORRECTO!</text:p>
      <text:p text:style-name="P45"/>
      <text:p text:style-name="P49">Inicialización</text:p>
      <text:p text:style-name="P45"/>
      <text:p text:style-name="P45">Debemos intentar inicializar las variables locales donde son declaradas. La única razón para no inicializar una variable donde es declarada es si el valor inicial depende de algún cálculo que tiene que ocurrir antes.</text:p>
      <text:p text:style-name="P45"/>
      <text:p text:style-name="P49">Situación</text:p>
      <text:p text:style-name="P45"/>
      <text:p text:style-name="P45">Ponemos las declaraciones sólo al principio de los bloques. (Un bloque es cualquier código encerrado entre llaves “{” y “}”.) No debemos esperar a declarar variables hasta que son usadas por primer vez; puede confundir la programador despistado y estorbar la portabilidad del código dentro del ámbito.</text:p>
      <text:p text:style-name="P45"/>
      <text:p text:style-name="P53">void myMethod() {</text:p>
      <text:p text:style-name="Standard"><text:span text:style-name="T9"><text:tab/>int int1 = 0; <text:tab/><text:tab/>// </text:span><text:span text:style-name="T6">comienzo</text:span><text:span text:style-name="T9"> del </text:span><text:span text:style-name="T6">método</text:span><text:span text:style-name="T9"> </text:span></text:p>
      <text:p text:style-name="P53"><text:tab/></text:p>
      <text:p text:style-name="P53"><text:tab/>if (condition) {</text:p>
      <text:p text:style-name="Standard"><text:span text:style-name="T9"><text:tab/><text:tab/></text:span><text:span text:style-name="T6">int int2 = 0; <text:tab/>// comienzo del bloque if</text:span></text:p>
      <text:p text:style-name="P45"><text:tab/><text:tab/>...</text:p>
      <text:p text:style-name="P45"><text:tab/>}</text:p>
      <text:p text:style-name="P45">}</text:p>
      <text:p text:style-name="P45"/>
      <text:p text:style-name="P45">La única excepción a esta regla son los indexados para los bucles, que en Java pueden ser declarados en la sentencia for:</text:p>
      <text:p text:style-name="P45"/>
      <text:p text:style-name="P50">for (int i = 0; i &lt; maxLoops; i++) { ... }</text:p>
      <text:p text:style-name="P50"/>
      <text:p text:style-name="P45">Debemos evitar las declaraciones locales que oculten las declaraciones de nivel superior. Por ejemplo, no debemos declarar el mismo nombre de variable en un bloque interno:</text:p>
      <text:p text:style-name="P45"/>
      <text:p text:style-name="P50">int count;</text:p>
      <text:p text:style-name="P50">...</text:p>
      <text:p text:style-name="P50"><text:tab/>myMethod() {</text:p>
      <text:p text:style-name="P50"><text:tab/>if (condition) {</text:p>
      <text:p text:style-name="Standard"><text:span text:style-name="T8"><text:tab/><text:tab/></text:span><text:span text:style-name="T6">int count; // EVITAR!</text:span></text:p>
      <text:p text:style-name="P45"><text:tab/>...</text:p>
      <text:p text:style-name="P45"><text:tab/>}</text:p>
      <text:p text:style-name="P45">...</text:p>
      <text:p text:style-name="P45">}</text:p>
      <text:p text:style-name="P45"/>
      <text:p text:style-name="P49">Declaraciones de Clases e Interfaces</text:p>
      <text:p text:style-name="P45"/>
      <text:p text:style-name="P45">Cuando codificamos clases e interfaces Java, se deben seguir las siguientes reglas de formateo:</text:p>
      <text:p text:style-name="P45"/>
      <text:p text:style-name="P45"><text:s text:c="4"/>* No debe haber ningún espacio entre el nombre y el paréntesis “(“ que inicia la lista de parámetros.</text:p>
      <text:p text:style-name="P45"><text:s text:c="4"/>* La llave abierta “{” aparece en la misma línea que la declaración.</text:p>
      <text:p text:style-name="P45"><text:s text:c="4"/>* La llave cerrada “}” empieza una línea por sí mismo, identado a su correspondiente sentencia de apertura, excepto cuando es una sentencia null en la que el “}” debería aparecer inmediatamente después del “{“:</text:p>
      <text:p text:style-name="P45"/>
      <text:p text:style-name="Standard"><text:span text:style-name="T6"><text:s text:c="6"/></text:span><text:span text:style-name="T8">class Sample extends Object {</text:span></text:p>
      <text:p text:style-name="P50"><text:s text:c="6"/><text:tab/>int ivar1;</text:p>
      <text:p text:style-name="P50"><text:s text:c="6"/><text:tab/>int ivar2;</text:p>
      <text:p text:style-name="P50"><text:s text:c="6"/><text:tab/></text:p>
      <text:p text:style-name="P50"><text:s text:c="6"/><text:tab/>Sample(int i, int j) {</text:p>
      <text:p text:style-name="P50"><text:s text:c="6"/><text:tab/><text:tab/>ivar1 = i;</text:p>
      <text:p text:style-name="Standard"><text:span text:style-name="T8"><text:s text:c="6"/><text:tab/><text:tab/></text:span><text:span text:style-name="T6">ivar2 = j;</text:span></text:p>
      <text:p text:style-name="P45"><text:s text:c="6"/><text:tab/>}</text:p>
      <text:p text:style-name="P45"><text:s text:c="6"/><text:tab/></text:p>
      <text:p text:style-name="P45"><text:s text:c="6"/><text:tab/>int emptyMethod() {}</text:p>
      <text:p text:style-name="P45"><text:s text:c="6"/><text:tab/>...</text:p>
      <text:p text:style-name="P45"><text:s text:c="6"/>}</text:p>
      <text:p text:style-name="P45"/>
      <text:p text:style-name="P45"><text:s text:c="4"/>* Los métodos están separados por una línea en blanco.</text:p>
      <text:p text:style-name="P45"/>
      <text:p text:style-name="P52">Sentencias</text:p>
      <text:p text:style-name="P45"/>
      <text:p text:style-name="P49">Sentencias Simples</text:p>
      <text:p text:style-name="P45"/>
      <text:p text:style-name="P45">Cada línea debe contener como máximo una sentencia. Por ejemplo:</text:p>
      <text:p text:style-name="P45"/>
      <text:p text:style-name="P45">argv++; <text:tab/>// Correcto</text:p>
      <text:p text:style-name="P45">argc++; <text:tab/>// Correcto</text:p>
      <text:p text:style-name="P45">argv++; argc--; // EVITAR!</text:p>
      <text:p text:style-name="P45"/>
      <text:p text:style-name="P49">Sentencias Compuestas</text:p>
      <text:p text:style-name="P45"/>
      <text:p text:style-name="P45">Las sentencias compuestas son sentencias que contienen listas de sentencias encerradas entre llaves “{ sentencias }”. </text:p>
      <text:p text:style-name="P45"/>
      <text:p text:style-name="P45"><text:s text:c="4"/>* Las sentencias encerradas deben identarse uno o más niveles que la sentencia compuesta.</text:p>
      <text:p text:style-name="P45"><text:s text:c="4"/>* La llave de apertura debe estar al final de la línea que empieza la sentencia compuesta; la llave de cierre debería empezar una nueva línea y estar identado con el principio de la sentencia compuesta.</text:p>
      <text:p text:style-name="P45"/>
      <text:p text:style-name="P49">Sentencias de Retorno</text:p>
      <text:p text:style-name="P45"/>
      <text:p text:style-name="Standard"><text:span text:style-name="T6">Una sentencia de retorno no debería usar paréntesis a menos que el valor de retorno sea más obvio de esa forma. </text:span><text:span text:style-name="T8">Por ejemplo:</text:span></text:p>
      <text:p text:style-name="P50"/>
      <text:p text:style-name="P50">return;</text:p>
      <text:p text:style-name="P50">return myDisk.size();</text:p>
      <text:p text:style-name="P50">return (size ? size : defaultSize);</text:p>
      <text:p text:style-name="P50"/>
      <text:p text:style-name="P54">Sentencias if, if-else, if else-if else</text:p>
      <text:p text:style-name="P50"/>
      <text:p text:style-name="P45">Las sentencias del tipo if-else deberían tener la siguiente forma:</text:p>
      <text:p text:style-name="P45"/>
      <text:p text:style-name="P50">if(condition) {</text:p>
      <text:p text:style-name="P50"><text:tab/>statements;</text:p>
      <text:p text:style-name="P50">}</text:p>
      <text:p text:style-name="P50">if(condition) {</text:p>
      <text:p text:style-name="P50"><text:tab/>statements;</text:p>
      <text:p text:style-name="P50">} else {</text:p>
      <text:p text:style-name="P50"><text:tab/>statements;</text:p>
      <text:p text:style-name="P50">}</text:p>
      <text:p text:style-name="P50">if(condition) {</text:p>
      <text:p text:style-name="P50"><text:tab/>statements;</text:p>
      <text:p text:style-name="P50">} else if(condition) {</text:p>
      <text:p text:style-name="Standard"><text:span text:style-name="T8"><text:tab/></text:span><text:span text:style-name="T9">statements;</text:span></text:p>
      <text:p text:style-name="P45">} else {</text:p>
      <text:p text:style-name="P45"><text:tab/>statements;</text:p>
      <text:p text:style-name="P45">}</text:p>
      <text:p text:style-name="P45"/>
      <text:p text:style-name="P45">Se permite omitir los corchetes de un if, solo en caso de que no tenga un else asociado, ni sea un if anidado.</text:p>
      <text:p text:style-name="P49"/>
      <text:p text:style-name="P49">Sentencias for</text:p>
      <text:p text:style-name="P45"/>
      <text:p text:style-name="P45">Una sentencia for debería tener la siguiente forma:</text:p>
      <text:p text:style-name="P45"/>
      <text:p text:style-name="P50">for(initialization; condition; update) {</text:p>
      <text:p text:style-name="P50"><text:tab/>statements;</text:p>
      <text:p text:style-name="P45">}</text:p>
      <text:p text:style-name="P45"/>
      <text:p text:style-name="P49">Sentencias while</text:p>
      <text:p text:style-name="P45"/>
      <text:p text:style-name="P45">Una sentencia while debería tener la siguiente forma:</text:p>
      <text:p text:style-name="P45"/>
      <text:p text:style-name="P45">while(condition) {</text:p>
      <text:p text:style-name="P45"><text:tab/>statements;</text:p>
      <text:p text:style-name="P45">}</text:p>
      <text:p text:style-name="P45"/>
      <text:p text:style-name="P49">Sentencias switch</text:p>
      <text:p text:style-name="P45"/>
      <text:p text:style-name="P45">Una sentencia switch debería tener la siguiente forma:</text:p>
      <text:p text:style-name="P45"/>
      <text:p text:style-name="P50">switch(condition) {</text:p>
      <text:p text:style-name="P50"><text:tab/>case ABC:</text:p>
      <text:p text:style-name="P50"><text:tab/><text:tab/>statements;</text:p>
      <text:p text:style-name="P50"><text:tab/><text:tab/>break;</text:p>
      <text:p text:style-name="P50"><text:tab/>case DEF:</text:p>
      <text:p text:style-name="P50"><text:tab/><text:tab/>statements;</text:p>
      <text:p text:style-name="P50"><text:tab/><text:tab/>break;</text:p>
      <text:p text:style-name="P50"><text:tab/>case XYZ:</text:p>
      <text:p text:style-name="P50"><text:tab/><text:tab/>statements;</text:p>
      <text:p text:style-name="P50"><text:tab/><text:tab/>break;</text:p>
      <text:p text:style-name="P50"><text:tab/>default:</text:p>
      <text:p text:style-name="Standard"><text:span text:style-name="T8"><text:tab/><text:tab/></text:span><text:span text:style-name="T6">statements;</text:span></text:p>
      <text:p text:style-name="P45"><text:tab/><text:tab/>break;</text:p>
      <text:p text:style-name="P45">}</text:p>
      <text:p text:style-name="P45"/>
      <text:p text:style-name="P45">Toda sentencia switch debería incluir un valor default. El break en el case por defecto es redundante, pero evita un error de caída si añadimos después otro case.</text:p>
      <text:p text:style-name="P45"/>
      <text:p text:style-name="P49">Sentencias try-catch</text:p>
      <text:p text:style-name="P45"/>
      <text:p text:style-name="P45">Una sentencia try-catch debería tener la siguiente forma:</text:p>
      <text:p text:style-name="P45"/>
      <text:p text:style-name="P50">try {</text:p>
      <text:p text:style-name="P50"><text:tab/>statements;</text:p>
      <text:p text:style-name="P50">} catch (ExceptionClass e) {</text:p>
      <text:p text:style-name="Standard"><text:span text:style-name="T8"><text:tab/></text:span><text:span text:style-name="T6">statements;</text:span></text:p>
      <text:p text:style-name="P45">}</text:p>
      <text:p text:style-name="P45"/>
      <text:p text:style-name="P45">Una sentencia try-catch también podría ir seguida de un bloque finally, que se ejecuta sin importar si se ha completado con éxito o no el bloque try.</text:p>
      <text:p text:style-name="P45"/>
      <text:p text:style-name="P50">try {</text:p>
      <text:p text:style-name="P50"><text:tab/>statements;</text:p>
      <text:p text:style-name="P50">} catch (ExceptionClass e) {</text:p>
      <text:p text:style-name="Standard"><text:span text:style-name="T8"><text:tab/></text:span><text:span text:style-name="T7">statements;</text:span></text:p>
      <text:p text:style-name="P55">} finally {</text:p>
      <text:p text:style-name="Standard"><text:span text:style-name="T7"><text:tab/></text:span><text:span text:style-name="T6">statements;</text:span></text:p>
      <text:p text:style-name="P45">}</text:p>
      <text:p text:style-name="P45"/>
      <text:p text:style-name="P52">Espacios en Blanco</text:p>
      <text:p text:style-name="P45"/>
      <text:p text:style-name="P45">Los espacios en blanco deberían usarse en las siguientes circunstancias:</text:p>
      <text:p text:style-name="P45"/>
      <text:p text:style-name="P45"><text:s text:c="4"/>* Después de las comas en una lista de argumentos debe aparecer un espacio en blanco.</text:p>
      <text:p text:style-name="Standard"><text:span text:style-name="T6"><text:s text:c="4"/>* Todos los operadores binarios excepto "." deberían estar separados de sus operandos por espacios. Los espacios en blanco nuca deben separar los operadores unarios como incremento (“++”), y decremento (“--”) de sus operadores. </text:span><text:span text:style-name="T7">Por ejemplo:</text:span></text:p>
      <text:p text:style-name="P55"/>
      <text:p text:style-name="P55"><text:s text:c="6"/>a += c + d;</text:p>
      <text:p text:style-name="P55"><text:s text:c="6"/>a = (a + b) / (c * d);</text:p>
      <text:p text:style-name="P55"><text:s text:c="6"/>while (d++ = s++) {</text:p>
      <text:p text:style-name="Standard"><text:span text:style-name="T7"><text:s text:c="6"/><text:tab/></text:span><text:span text:style-name="T8">n++;</text:span></text:p>
      <text:p text:style-name="P50"><text:s text:c="6"/>}</text:p>
      <text:p text:style-name="P50"><text:s text:c="6"/>prints("size is " + foo + "\n");</text:p>
      <text:p text:style-name="P50"/>
      <text:p text:style-name="Standard"><text:span text:style-name="T8"><text:s text:c="4"/></text:span><text:span text:style-name="T6">* Las expresiones de una sentencia deberían estar separadas por espacios. Por ejemplo:</text:span></text:p>
      <text:p text:style-name="P45"/>
      <text:p text:style-name="P45"><text:s text:c="6"/>for(expr1; expr2; expr3)</text:p>
      <text:p text:style-name="P45"/>
      <text:p text:style-name="P45"><text:s text:c="4"/>* Los cast deberían ir seguidos por un espacio en blanco, por ejemplo:</text:p>
      <text:p text:style-name="P45"/>
      <text:p text:style-name="Standard"><text:span text:style-name="T9"><text:s text:c="6"/></text:span><text:span text:style-name="T8">myMethod((byte) aNum, (Object) x);</text:span></text:p>
      <text:p text:style-name="P50"><text:s text:c="6"/>myMethod((int) (cp + 5), ((int) (i + 3)) + 1);.</text:p>
      <text:p text:style-name="P50"/>
      <text:p text:style-name="P56"><text:span text:style-name="T7"><text:s/></text:span><text:span text:style-name="T6">* No se debería usar un espacio en blanco entre un nombre de método y su paréntesis de apertura. Esto nos ayuda a distinguir las palabras clave de las llamadas a métodos.</text:span></text:p>
      <text:p text:style-name="P57"/>
      <text:p text:style-name="P58">Convenciones de nombrado</text:p>
      <text:p text:style-name="P57"/>
      <text:p text:style-name="P57">Las convenciones de nombrado hacen los programas más entendibles haciéndolos más fáciles de leer. También pueden proporcionar información sobre la función del identificador, por ejemplo, si es una constante, un paquete o una clase, lo que puede ayudarnos a entender el código.</text:p>
      <text:p text:style-name="P57"/>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9">Tipo de <text:line-break/>Identificador</text:p>
          </table:table-cell>
          <table:table-cell table:style-name="Tabla1.A1" office:value-type="string">
            <text:p text:style-name="P59">Reglas de Nombrado</text:p>
          </table:table-cell>
          <table:table-cell table:style-name="Tabla1.A1" office:value-type="string">
            <text:p text:style-name="P59">Ejemplos</text:p>
          </table:table-cell>
        </table:table-row>
        <table:table-row table:style-name="Tabla1.1">
          <table:table-cell table:style-name="Tabla1.A1" office:value-type="string">
            <text:p text:style-name="P60">Clases</text:p>
          </table:table-cell>
          <table:table-cell table:style-name="Tabla1.A1" office:value-type="string">
            <text:p text:style-name="P60">Los nombres de clases deben ser mezclas de mayúsculas y minúsculas, con la primera letra de cada palabra interna en mayúsculas. Debemos intentar mantener los nombres de clases simples y descriptivos en singular. Debemos usar palabras completas y evitar acrónimos y abreviaturas (a menos que la abreviatura se use muy ampliamente como URL o HTML).</text:p>
          </table:table-cell>
          <table:table-cell table:style-name="Tabla1.A1" office:value-type="string">
            <text:p text:style-name="P61">class Raster;</text:p>
            <text:p text:style-name="P62">class ImageSprite;</text:p>
          </table:table-cell>
        </table:table-row>
        <table:table-row table:style-name="Tabla1.1">
          <table:table-cell table:style-name="Tabla1.A1" office:value-type="string">
            <text:p text:style-name="P60">Interfaces</text:p>
          </table:table-cell>
          <table:table-cell table:style-name="Tabla1.A1" office:value-type="string">
            <text:p text:style-name="P60">Los nombres de interfaces se tratan igual que los nombres de clases</text:p>
          </table:table-cell>
          <table:table-cell table:style-name="Tabla1.A1" office:value-type="string">
            <text:p text:style-name="P61">interface RasterDelegate;</text:p>
            <text:p text:style-name="P62">interface Storing;</text:p>
          </table:table-cell>
        </table:table-row>
        <table:table-row table:style-name="Tabla1.1">
          <table:table-cell table:style-name="Tabla1.A1" office:value-type="string">
            <text:p text:style-name="P60">Métodos</text:p>
          </table:table-cell>
          <table:table-cell table:style-name="Tabla1.A1" office:value-type="string">
            <text:p text:style-name="P60">Los métodos deberían ser verbos, en mayúsculas y minúsculas con la primera letra del nombre en minúsculas, y con la primera letra de cada palabra interna en mayúsculas.</text:p>
          </table:table-cell>
          <table:table-cell table:style-name="Tabla1.A1" office:value-type="string">
            <text:p text:style-name="P61">run();</text:p>
            <text:p text:style-name="P62">runFast();</text:p>
            <text:p text:style-name="P62">getBackground();</text:p>
          </table:table-cell>
        </table:table-row>
        <table:table-row table:style-name="Tabla1.1">
          <table:table-cell table:style-name="Tabla1.A1" office:value-type="string">
            <text:p text:style-name="P60">Variables</text:p>
          </table:table-cell>
          <table:table-cell table:style-name="Tabla1.A1" office:value-type="string">
            <text:p text:style-name="P60">Las variables, tanto de ejemplar, de clase, como las constantes de clase se escriben en mayúsculas y minúsculas y con la primera letra del nombre en minúsculas, y con la primera letra de cada palabra interna en mayúsculas. Los nombres de variables no deben empezar con los caracteres guión bajo "_" o pesos "$", incluso aunque estén permitidos. </text:p>
            <text:p text:style-name="P63">Los nombres de variables deberían ser cortos y llenos de significado. La elección de una variable debería ser mnemónica-es decir, diseñada para indicar al observador casual su utilización. Se deben evitar los nombres de variable de un sólo caracter, excepto para variables temporales. Algunos nombres comunes de este tipo de variables son: i, j, k, m, y n para enteros. </text:p>
          </table:table-cell>
          <table:table-cell table:style-name="Tabla1.A1" office:value-type="string">
            <text:p text:style-name="P61">int i;</text:p>
            <text:p text:style-name="P62">char c;</text:p>
            <text:p text:style-name="P64">float myWidth;</text:p>
          </table:table-cell>
        </table:table-row>
        <table:table-row table:style-name="Tabla1.1">
          <table:table-cell table:style-name="Tabla1.A1" office:value-type="string">
            <text:p text:style-name="P60">Constantes</text:p>
          </table:table-cell>
          <table:table-cell table:style-name="Tabla1.A1" office:value-type="string">
            <text:p text:style-name="P60">Los nombres de variables constantes de clases y las constantes ANSI deberían escribirse todo en mayúsculas con las palabras separadas por subrayados (“_”). (Se deberían evitar las constantes ANSI para facilitar la depuración.)</text:p>
          </table:table-cell>
          <table:table-cell table:style-name="Tabla1.A1" office:value-type="string">
            <text:p text:style-name="P61">static final int MIN_WIDTH = 4;</text:p>
            <text:p text:style-name="P62">static final int MAX_WIDTH = 999;</text:p>
            <text:p text:style-name="P62">static final int GET_THE_CPU = 1;</text:p>
          </table:table-cell>
        </table:table-row>
      </table:table>
      <text:p text:style-name="P6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maze" svg:font-family="Amaze"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A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orphans="0" fo:widows="0" style:text-autospace="none"/>
      <style:text-properties style:font-name="Arial" fo:language="es" fo:country="ES" style:font-name-complex="Arial"/>
    </style:style>
    <style:style style:name="Heading_20_3" style:display-name="Heading 3" style:family="paragraph" style:parent-style-name="Standard" style:next-style-name="Standard" style:class="text" style:default-outline-level="3">
      <style:paragraph-properties fo:orphans="0" fo:widows="0" style:text-autospace="none"/>
      <style:text-properties style:font-name="Arial" fo:language="es" fo:country="ES" style:font-name-complex="Arial"/>
    </style:style>
    <style:style style:name="Heading_20_4" style:display-name="Heading 4" style:family="paragraph" style:parent-style-name="Standard" style:next-style-name="Standard" style:class="text" style:default-outline-level="4">
      <style:paragraph-properties fo:orphans="0" fo:widows="0" style:text-autospace="none"/>
      <style:text-properties style:font-name="Arial" fo:language="es" fo:country="ES" style:font-name-complex="Arial"/>
    </style:style>
    <style:style style:name="Heading_20_5" style:display-name="Heading 5" style:family="paragraph" style:parent-style-name="Standard" style:next-style-name="Standard" style:class="text" style:default-outline-level="5">
      <style:paragraph-properties fo:orphans="0" fo:widows="0" fo:keep-with-next="always" style:text-autospace="none"/>
      <style:text-properties style:font-name="Arial" fo:language="es" fo:country="ES" fo:font-weight="bold" style:font-weight-asian="bold" style:font-name-complex="Arial"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paragraph-properties fo:margin-top="0.494cm" fo:margin-bottom="0.494cm"/>
      <style:text-properties style:font-name="Arial Unicode MS" fo:language="es" fo:country="ES" style:font-name-asian="Arial Unicode MS" style:font-name-complex="Arial Unicode MS"/>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fo:language="es" fo:country="ES" style:font-name-asian="Arial Unicode MS" style:font-size-asian="10pt" style:font-name-complex="Arial Unicode MS"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style>
    <style:style style:name="T1" style:family="text" style:parent-style-name="Page_20_Number">
      <style:text-properties style:font-name="Arial" fo:font-size="10pt" style:font-size-asian="10pt" style:font-name-complex="Arial"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499cm" fo:margin-bottom="1.969cm" fo:margin-left="3cm" fo:margin-right="3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531cm" fo:margin-top="0.432cm" style:dynamic-spacing="true"/>
      </style:footer-style>
    </style:page-layout>
    <style:page-layout style:name="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paragraph" svg:y="0.002cm" fo:min-width="0cm" draw:z-index="9"><draw:text-box fo:min-height="0.37cm"><text:p text:style-name="Footer"><text:span text:style-name="T1"><text:page-number text:select-page="current">11</text:page-number></text:span></text:p></draw:text-box></draw:fram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Story Point: 1 programador ideal por semana, trabajando 10 hs</dc:title>
    <meta:initial-creator>Gonzalo</meta:initial-creator>
    <meta:creation-date>2006-11-27T10:28:00</meta:creation-date>
    <dc:creator>Gonzalo</dc:creator>
    <dc:date>2006-11-27T13:06:00</dc:date>
    <dc:language>es-AR</dc:language>
    <meta:editing-cycles>11</meta:editing-cycles>
    <meta:editing-duration>PT1H35M0S</meta:editing-duration>
    <meta:user-defined meta:name="Info 1"/>
    <meta:user-defined meta:name="Info 2"/>
    <meta:user-defined meta:name="Info 3"/>
    <meta:user-defined meta:name="Info 4"/>
    <meta:document-statistic meta:table-count="1" meta:image-count="0" meta:object-count="0" meta:page-count="11" meta:paragraph-count="309" meta:word-count="2423" meta:character-count="15425"/>
  </office:meta>
</office:document-meta>
</file>